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2.15mm"/>
    </style:style>
    <style:style style:name="co2" style:family="table-column">
      <style:table-column-properties fo:break-before="auto" style:column-width="15.88mm"/>
    </style:style>
    <style:style style:name="co3" style:family="table-column">
      <style:table-column-properties fo:break-before="auto" style:column-width="16.58mm"/>
    </style:style>
    <style:style style:name="co4" style:family="table-column">
      <style:table-column-properties fo:break-before="auto" style:column-width="41.63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6.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2" style:family="table" style:master-page-name="PageStyle_5f_Mar2020">
      <style:table-properties table:display="true" style:writing-mode="lr-tb"/>
    </style:style>
    <style:style style:name="ta3" style:family="table" style:master-page-name="PageStyle_5f_Feb2020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ackground-color="#969696"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3c3c3c" fo:padding="0.71mm" style:rotation-align="none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39">
      <style:table-cell-properties style:diagonal-bl-tr="none" style:diagonal-tl-br="none" fo:border="0.74pt solid #3c3c3c" fo:padding="0.71mm" style:rotation-align="none"/>
    </style:style>
    <style:style style:name="ce7" style:family="table-cell" style:parent-style-name="Default" style:data-style-name="N37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Feb2020" table:style-name="ta3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l No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e Of Joining</text:p>
          </table:table-cell>
          <table:table-cell table:style-name="ce1" office:value-type="string" calcext:value-type="string">
            <text:p>Task Date</text:p>
          </table:table-cell>
          <table:table-cell table:style-name="ce1" office:value-type="string" calcext:value-type="string">
            <text:p>Task Details</text:p>
          </table:table-cell>
          <table:table-cell table:style-name="ce1" office:value-type="string" calcext:value-type="string">
            <text:p>Status (Completed/OnGoing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29">
            <text:p>Shakti</text:p>
          </table:table-cell>
          <table:table-cell table:style-name="ce5" office:value-type="date" office:date-value="2020-02-24" calcext:value-type="date" table:number-columns-spanned="1" table:number-rows-spanned="29">
            <text:p>24/02/20</text:p>
          </table:table-cell>
          <table:table-cell table:style-name="ce6" office:value-type="date" office:date-value="2020-03-01" calcext:value-type="date">
            <text:p>1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4"/>
          <table:table-cell table:style-name="ce6" office:value-type="date" office:date-value="2020-03-02" calcext:value-type="date">
            <text:p>2 Mar 20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On Going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covered-table-cell table:number-columns-repeated="2" table:style-name="ce4"/>
          <table:table-cell table:style-name="ce6" office:value-type="date" office:date-value="2020-03-03" calcext:value-type="date">
            <text:p>3 Mar 20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On Go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covered-table-cell table:number-columns-repeated="2" table:style-name="ce4"/>
          <table:table-cell table:style-name="ce6" office:value-type="date" office:date-value="2020-03-04" calcext:value-type="date">
            <text:p>4 Mar 20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On Going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covered-table-cell table:number-columns-repeated="2" table:style-name="ce4"/>
          <table:table-cell table:style-name="ce6" office:value-type="date" office:date-value="2020-03-05" calcext:value-type="date">
            <text:p>5 Mar 20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On Going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covered-table-cell table:number-columns-repeated="2" table:style-name="ce4"/>
          <table:table-cell table:style-name="ce6" office:value-type="date" office:date-value="2020-03-06" calcext:value-type="date">
            <text:p>6 Mar 20</text:p>
          </table:table-cell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Completed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covered-table-cell table:number-columns-repeated="2" table:style-name="ce4"/>
          <table:table-cell table:style-name="ce6" office:value-type="date" office:date-value="2020-03-07" calcext:value-type="date">
            <text:p>7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covered-table-cell table:number-columns-repeated="2" table:style-name="ce4"/>
          <table:table-cell table:style-name="ce6" office:value-type="date" office:date-value="2020-03-08" calcext:value-type="date">
            <text:p>8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covered-table-cell table:number-columns-repeated="2" table:style-name="ce4"/>
          <table:table-cell table:style-name="ce6" office:value-type="date" office:date-value="2020-03-09" calcext:value-type="date">
            <text:p>9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covered-table-cell table:number-columns-repeated="2" table:style-name="ce4"/>
          <table:table-cell table:style-name="ce6" office:value-type="date" office:date-value="2020-03-10" calcext:value-type="date">
            <text:p>10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covered-table-cell table:number-columns-repeated="2" table:style-name="ce4"/>
          <table:table-cell table:style-name="ce6" office:value-type="date" office:date-value="2020-03-11" calcext:value-type="date">
            <text:p>11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covered-table-cell table:number-columns-repeated="2" table:style-name="ce4"/>
          <table:table-cell table:style-name="ce6" office:value-type="date" office:date-value="2020-03-12" calcext:value-type="date">
            <text:p>12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covered-table-cell table:number-columns-repeated="2" table:style-name="ce4"/>
          <table:table-cell table:style-name="ce6" office:value-type="date" office:date-value="2020-03-13" calcext:value-type="date">
            <text:p>13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covered-table-cell table:number-columns-repeated="2" table:style-name="ce4"/>
          <table:table-cell table:style-name="ce6" office:value-type="date" office:date-value="2020-03-14" calcext:value-type="date">
            <text:p>14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covered-table-cell table:number-columns-repeated="2" table:style-name="ce4"/>
          <table:table-cell table:style-name="ce6" office:value-type="date" office:date-value="2020-03-15" calcext:value-type="date">
            <text:p>15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covered-table-cell table:number-columns-repeated="2" table:style-name="ce4"/>
          <table:table-cell table:style-name="ce6" office:value-type="date" office:date-value="2020-03-16" calcext:value-type="date">
            <text:p>16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covered-table-cell table:number-columns-repeated="2" table:style-name="ce4"/>
          <table:table-cell table:style-name="ce6" office:value-type="date" office:date-value="2020-03-17" calcext:value-type="date">
            <text:p>17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covered-table-cell table:number-columns-repeated="2" table:style-name="ce4"/>
          <table:table-cell table:style-name="ce6" office:value-type="date" office:date-value="2020-03-18" calcext:value-type="date">
            <text:p>18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covered-table-cell table:number-columns-repeated="2" table:style-name="ce4"/>
          <table:table-cell table:style-name="ce6" office:value-type="date" office:date-value="2020-03-19" calcext:value-type="date">
            <text:p>19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covered-table-cell table:number-columns-repeated="2" table:style-name="ce4"/>
          <table:table-cell table:style-name="ce6" office:value-type="date" office:date-value="2020-03-20" calcext:value-type="date">
            <text:p>20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covered-table-cell table:number-columns-repeated="2" table:style-name="ce4"/>
          <table:table-cell table:style-name="ce6" office:value-type="date" office:date-value="2020-03-21" calcext:value-type="date">
            <text:p>21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covered-table-cell table:number-columns-repeated="2" table:style-name="ce4"/>
          <table:table-cell table:style-name="ce6" office:value-type="date" office:date-value="2020-03-22" calcext:value-type="date">
            <text:p>22 Mar 20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covered-table-cell table:number-columns-repeated="2" table:style-name="ce4"/>
          <table:table-cell table:style-name="ce6" office:value-type="date" office:date-value="2020-03-23" calcext:value-type="date">
            <text:p>23 Mar 20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covered-table-cell table:number-columns-repeated="2" table:style-name="ce4"/>
          <table:table-cell table:style-name="ce6" office:value-type="date" office:date-value="2020-03-24" calcext:value-type="date">
            <text:p>24 Mar 20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covered-table-cell table:number-columns-repeated="2" table:style-name="ce4"/>
          <table:table-cell table:style-name="ce6" office:value-type="date" office:date-value="2020-03-25" calcext:value-type="date">
            <text:p>25 Mar 20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covered-table-cell table:number-columns-repeated="2" table:style-name="ce4"/>
          <table:table-cell table:style-name="ce6" office:value-type="date" office:date-value="2020-03-26" calcext:value-type="date">
            <text:p>26 Mar 20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covered-table-cell table:number-columns-repeated="2" table:style-name="ce4"/>
          <table:table-cell table:style-name="ce6" office:value-type="date" office:date-value="2020-03-27" calcext:value-type="date">
            <text:p>27 Mar 20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covered-table-cell table:number-columns-repeated="2" table:style-name="ce4"/>
          <table:table-cell table:style-name="ce6" office:value-type="date" office:date-value="2020-03-28" calcext:value-type="date">
            <text:p>28 Mar 20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covered-table-cell table:number-columns-repeated="2" table:style-name="ce4"/>
          <table:table-cell table:style-name="ce6" office:value-type="date" office:date-value="2020-03-29" calcext:value-type="date">
            <text:p>29 Mar 20</text:p>
          </table:table-cell>
          <table:table-cell table:style-name="ce2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7" office:value-type="date" office:date-value="2020-03-30" calcext:value-type="date">
            <text:p>30/03/20</text:p>
          </table:table-cell>
          <table:table-cell/>
          <table:table-cell table:style-name="ce2"/>
          <table:table-cell table:number-columns-repeated="1018"/>
        </table:table-row>
        <table:table-row table:style-name="ro2">
          <table:table-cell table:number-columns-repeated="3"/>
          <table:table-cell table:style-name="ce7" office:value-type="date" office:date-value="2020-03-31" calcext:value-type="date">
            <text:p>31/03/20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2020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6">00/00/0000</text:date>, <text:time style:data-style-name="N2" text:time-value="17:23:44.527678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2020" style:display-name="PageStyle_Feb20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2020" style:display-name="PageStyle_Mar2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urag</meta:initial-creator>
    <meta:creation-date>2020-02-27T13:35:49</meta:creation-date>
    <dc:date>2020-03-06T17:24:02.958621177</dc:date>
    <meta:editing-cycles>5</meta:editing-cycles>
    <meta:editing-duration>PT13M43S</meta:editing-duration>
    <meta:generator>LibreOffice/5.1.6.2$Linux_X86_64 LibreOffice_project/10m0$Build-2</meta:generator>
    <meta:document-statistic meta:table-count="2" meta:cell-count="78" meta:object-count="0"/>
  </office:meta>
</office:document-meta>
</file>